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application/rdf+xml" manifest:full-path="manifest.rdf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meta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对象1" text:anchor-type="as-char" svg:y="-0.1484in" svg:width="1.4307in" svg:height="0.2091in" draw:z-index="0"><draw:object xlink:href="./Object 1" xlink:type="simple" xlink:show="embed" xlink:actuate="onLoad"/><draw:image xlink:href="./ObjectReplacements/Object 1" xlink:type="simple" xlink:show="embed" xlink:actuate="onLoad"/></draw:frame>单一神经元更新</text:p>
      <text:p text:style-name="Standard"/>
      <text:p text:style-name="Standard"><draw:frame draw:style-name="fr1" draw:name="对象2" text:anchor-type="as-char" svg:y="-0.1484in" svg:width="1.0701in" svg:height="0.2091in" draw:z-index="1"><draw:object xlink:href="./Object 2" xlink:type="simple" xlink:show="embed" xlink:actuate="onLoad"/><draw:image xlink:href="./ObjectReplacements/Object 2" xlink:type="simple" xlink:show="embed" xlink:actuate="onLoad"/></draw:frame>感知器学习</text:p>
      <text:p text:style-name="Standard"/>
      <text:p text:style-name="Standard"><draw:frame draw:style-name="fr1" draw:name="对象3" text:anchor-type="as-char" svg:y="-0.2437in" svg:width="1.0043in" svg:height="0.4165in" draw:z-index="2"><draw:object xlink:href="./Object 3" xlink:type="simple" xlink:show="embed" xlink:actuate="onLoad"/><draw:image xlink:href="./ObjectReplacements/Object 3" xlink:type="simple" xlink:show="embed" xlink:actuate="onLoad"/></draw:frame> sigmoid 函数</text:p>
      <text:p text:style-name="Standard"/>
      <text:p text:style-name="Standard"><draw:frame draw:style-name="fr1" draw:name="对象4" text:anchor-type="as-char" svg:y="-0.2437in" svg:width="1.0693in" svg:height="0.3929in" draw:z-index="3"><draw:object xlink:href="./Object 4" xlink:type="simple" xlink:show="embed" xlink:actuate="onLoad"/><draw:image xlink:href="./ObjectReplacements/Object 4" xlink:type="simple" xlink:show="embed" xlink:actuate="onLoad"/></draw:frame> 梯度下降</text:p>
      <text:p text:style-name="Standard"/>
      <text:p text:style-name="Standard"><draw:frame draw:style-name="fr1" draw:name="对象5" text:anchor-type="as-char" svg:y="-0.152in" svg:width="2.1764in" svg:height="0.1992in" draw:z-index="4"><draw:object xlink:href="./Object 5" xlink:type="simple" xlink:show="embed" xlink:actuate="onLoad"/><draw:image xlink:href="./ObjectReplacements/Object 5" xlink:type="simple" xlink:show="embed" xlink:actuate="onLoad"/></draw:frame>交叉熵</text:p>
      <text:p text:style-name="Standard"/>
      <text:p text:style-name="Standard"><draw:frame draw:style-name="fr1" draw:name="对象6" text:anchor-type="as-char" svg:y="-0.4154in" svg:width="1.072in" svg:height="0.5783in" draw:z-index="5"><draw:object xlink:href="./Object 6" xlink:type="simple" xlink:show="embed" xlink:actuate="onLoad"/><draw:image xlink:href="./ObjectReplacements/Object 6" xlink:type="simple" xlink:show="embed" xlink:actuate="onLoad"/></draw:frame> 高斯分布</text:p>
      <text:p text:style-name="Standard"/>
      <text:p text:style-name="Standard"><draw:frame draw:style-name="fr1" draw:name="对象7" text:anchor-type="as-char" svg:y="-0.2598in" svg:width="1.6555in" svg:height="0.4236in" draw:z-index="6"><draw:object xlink:href="./Object 7" xlink:type="simple" xlink:show="embed" xlink:actuate="onLoad"/><draw:image xlink:href="./ObjectReplacements/Object 7" xlink:type="simple" xlink:show="embed" xlink:actuate="onLoad"/></draw:frame> 贝叶斯公式</text:p>
      <text:p text:style-name="Standard"/>
      <text:p text:style-name="Standard"><draw:frame draw:style-name="fr1" draw:name="对象9" text:anchor-type="as-char" svg:y="-0.2437in" svg:width="1.8472in" svg:height="0.3929in" draw:z-index="8"><draw:object xlink:href="./Object 9" xlink:type="simple" xlink:show="embed" xlink:actuate="onLoad"/><draw:image xlink:href="./ObjectReplacements/Object 9" xlink:type="simple" xlink:show="embed" xlink:actuate="onLoad"/></draw:frame>wright decay</text:p>
      <text:p text:style-name="Standard"/>
      <text:p text:style-name="Standard"><draw:frame draw:style-name="fr1" draw:name="对象8" text:anchor-type="as-char" svg:y="-0.2437in" svg:width="1.711in" svg:height="0.3929in" draw:z-index="7"><draw:object xlink:href="./Object 8" xlink:type="simple" xlink:show="embed" xlink:actuate="onLoad"/><draw:image xlink:href="./ObjectReplacements/Object 8" xlink:type="simple" xlink:show="embed" xlink:actuate="onLoad"/></draw:frame> momentum</text:p>
      <text:p text:style-name="Standard"/>
      <text:p text:style-name="Standard"><draw:frame draw:style-name="fr1" draw:name="对象10" text:anchor-type="as-char" svg:y="-0.1752in" svg:width="1.8098in" svg:height="0.2665in" draw:z-index="9"><draw:object xlink:href="./Object 10" xlink:type="simple" xlink:show="embed" xlink:actuate="onLoad"/><draw:image xlink:href="./ObjectReplacements/Object 10" xlink:type="simple" xlink:show="embed" xlink:actuate="onLoad"/></draw:frame> softmax 分类</text:p>
      <text:p text:style-name="Standard"/>
      <text:p text:style-name="Standard"><draw:frame draw:style-name="fr1" draw:name="对象11" text:anchor-type="as-char" svg:y="-0.172in" svg:width="2.8098in" svg:height="0.2638in" draw:z-index="10"><draw:object xlink:href="./Object 11" xlink:type="simple" xlink:show="embed" xlink:actuate="onLoad"/><draw:image xlink:href="./ObjectReplacements/Object 11" xlink:type="simple" xlink:show="embed" xlink:actuate="onLoad"/></draw:frame> CNN计算</text:p>
      <text:p text:style-name="Standard"/>
      <text:p text:style-name="Standard">X</text:p>
      <text:p text:style-name="Standard"/>
      <text:p text:style-name="Standard"><draw:frame draw:style-name="fr1" draw:name="对象12" text:anchor-type="as-char" svg:y="-0.2437in" svg:width="1.4346in" svg:height="0.3929in" draw:z-index="11"><draw:object xlink:href="./Object 12" xlink:type="simple" xlink:show="embed" xlink:actuate="onLoad"/><draw:image xlink:href="./ObjectReplacements/Object 12" xlink:type="simple" xlink:show="embed" xlink:actuate="onLoad"/></draw:frame> average reward</text:p>
      <text:p text:style-name="Standard"/>
      <text:p text:style-name="Standard"><draw:frame draw:style-name="fr1" draw:name="对象13" text:anchor-type="as-char" svg:y="-0.152in" svg:width="2.6492in" svg:height="0.2126in" draw:z-index="12"><draw:object xlink:href="./Object 13" xlink:type="simple" xlink:show="embed" xlink:actuate="onLoad"/><draw:image xlink:href="./ObjectReplacements/Object 13" xlink:type="simple" xlink:show="embed" xlink:actuate="onLoad"/></draw:frame> <text:s/>TD learning</text:p>
      <text:p text:style-name="Standard"/>
      <text:p text:style-name="Standard"><draw:frame draw:style-name="fr1" draw:name="对象14" text:anchor-type="as-char" svg:y="-0.152in" svg:width="3.811in" svg:height="0.2126in" draw:z-index="13"><draw:object xlink:href="./Object 14" xlink:type="simple" xlink:show="embed" xlink:actuate="onLoad"/><draw:image xlink:href="./ObjectReplacements/Object 14" xlink:type="simple" xlink:show="embed" xlink:actuate="onLoad"/></draw:frame> Q learning</text:p>
      <text:p text:style-name="Standard"/>
      <text:p text:style-name="Standard"><draw:frame draw:style-name="fr1" draw:name="对象15" text:anchor-type="as-char" svg:y="-0.152in" svg:width="2.2736in" svg:height="0.2126in" draw:z-index="14"><draw:object xlink:href="./Object 15" xlink:type="simple" xlink:show="embed" xlink:actuate="onLoad"/><draw:image xlink:href="./ObjectReplacements/Object 15" xlink:type="simple" xlink:show="embed" xlink:actuate="onLoad"/></draw:frame> 强化学习算法 ??? b</text:p>
      <text:p text:style-name="Standard"/>
      <text:p text:style-name="Standard"><draw:frame draw:style-name="fr1" draw:name="对象16" text:anchor-type="as-char" svg:y="-0.172in" svg:width="3.3957in" svg:height="0.2327in" draw:z-index="15"><draw:object xlink:href="./Object 16" xlink:type="simple" xlink:show="embed" xlink:actuate="onLoad"/><draw:image xlink:href="./ObjectReplacements/Object 16" xlink:type="simple" xlink:show="embed" xlink:actuate="onLoad"/></draw:frame> Double QN</text:p>
      <text:p text:style-name="Standard"/>
      <text:p text:style-name="Standard"><draw:frame draw:style-name="fr1" draw:name="对象17" text:anchor-type="as-char" svg:y="-0.152in" svg:width="3.052in" svg:height="0.2126in" draw:z-index="16"><draw:object xlink:href="./Object 17" xlink:type="simple" xlink:show="embed" xlink:actuate="onLoad"/><draw:image xlink:href="./ObjectReplacements/Object 17" xlink:type="simple" xlink:show="embed" xlink:actuate="onLoad"/></draw:frame> A.C.???</text:p>
      <text:p text:style-name="Standard"/>
      <text:p text:style-name="Standard"><draw:frame draw:style-name="fr1" draw:name="对象18" text:anchor-type="as-char" svg:y="-0.2437in" svg:width="2.5425in" svg:height="0.3929in" draw:z-index="17"><draw:object xlink:href="./Object 18" xlink:type="simple" xlink:show="embed" xlink:actuate="onLoad"/><draw:image xlink:href="./ObjectReplacements/Object 18" xlink:type="simple" xlink:show="embed" xlink:actuate="onLoad"/></draw:frame> Hopfield</text:p>
      <text:p text:style-name="Standard"/>
      <text:p text:style-name="Standard"><draw:frame draw:style-name="fr1" draw:name="对象19" text:anchor-type="as-char" svg:y="-0.1701in" svg:width="3.2575in" svg:height="0.2626in" draw:z-index="18"><draw:object xlink:href="./Object 19" xlink:type="simple" xlink:show="embed" xlink:actuate="onLoad"/><draw:image xlink:href="./ObjectReplacements/Object 19" xlink:type="simple" xlink:show="embed" xlink:actuate="onLoad"/></draw:frame> RBM</text:p>
      <text:p text:style-name="Standard"/>
      <text:p text:style-name="Standard"><text:soft-page-break/></text:p>
      <text:p text:style-name="Standard"><draw:frame draw:style-name="fr1" draw:name="对象20" text:anchor-type="as-char" svg:y="-0.152in" svg:width="4.0799in" svg:height="0.2272in" draw:z-index="19"><draw:object xlink:href="./Object 20" xlink:type="simple" xlink:show="embed" xlink:actuate="onLoad"/><draw:image xlink:href="./ObjectReplacements/Object 20" xlink:type="simple" xlink:show="embed" xlink:actuate="onLoad"/></draw:frame> GAN</text:p>
      <text:p text:style-name="Standard"><draw:frame draw:style-name="fr2" draw:name="对象21" text:anchor-type="as-char" svg:y="-0.2228in" svg:width="0.652in" svg:height="0.3154in" draw:z-index="20"><draw:object xlink:href="./Object 21" xlink:type="simple" xlink:show="embed" xlink:actuate="onLoad"/><draw:image xlink:href="./ObjectReplacements/Object 2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non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none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昊 陈</meta:initial-creator>
    <meta:creation-date>2017-11-08T14:12:12</meta:creation-date>
    <dc:date>2017-11-09T23:41:22</dc:date>
    <dc:creator>昊 陈</dc:creator>
    <meta:editing-duration>PT9H9M39S</meta:editing-duration>
    <meta:editing-cycles>2</meta:editing-cycles>
    <meta:generator>OpenOffice/4.1.4$Unix OpenOffice.org_project/414m5$Build-9788</meta:generator>
    <meta:document-statistic meta:table-count="0" meta:image-count="0" meta:object-count="21" meta:page-count="2" meta:paragraph-count="22" meta:word-count="61" meta:character-count="189"/>
  </office:meta>
</office:document-meta>
</file>

<file path=Object 1/content.xml><?xml version="1.0" encoding="utf-8"?>
<math xmlns="http://www.w3.org/1998/Math/MathML">
  <semantics>
    <mrow>
      <mrow>
        <mi>s</mi>
        <mo stretchy="false">=</mo>
        <msub>
          <mi>w</mi>
          <mrow>
            <mn>1</mn>
          </mrow>
        </msub>
      </mrow>
      <mrow>
        <msub>
          <mi>x</mi>
          <mrow>
            <mn>1</mn>
          </mrow>
        </msub>
        <mo stretchy="false">+</mo>
        <msub>
          <mi>w</mi>
          <mrow>
            <mn>2</mn>
          </mrow>
        </msub>
      </mrow>
      <mrow>
        <msub>
          <mi>x</mi>
          <mrow>
            <mn>2</mn>
          </mrow>
        </msub>
        <mo stretchy="false">+</mo>
        <msub>
          <mi>w</mi>
          <mrow>
            <mn>0</mn>
          </mrow>
        </msub>
      </mrow>
    </mrow>
    <annotation encoding="StarMath 5.0">s = w_{1}x_{1} + w_{2}x_{2} + w_{0}
</annotation>
  </semantics>
</math>
</file>

<file path=Object 10/content.xml><?xml version="1.0" encoding="utf-8"?>
<math xmlns="http://www.w3.org/1998/Math/MathML">
  <semantics>
    <mrow>
      <mi mathvariant="italic">logPro</mi>
      <mrow>
        <mrow>
          <mo stretchy="false">(</mo>
          <mrow>
            <mi>i</mi>
          </mrow>
          <mo stretchy="false">)</mo>
        </mrow>
        <mo stretchy="false">=</mo>
        <mrow>
          <msub>
            <mi>z</mi>
            <mrow>
              <mi>i</mi>
            </mrow>
          </msub>
          <mo stretchy="false">−</mo>
          <mi>log</mi>
        </mrow>
      </mrow>
      <mrow>
        <msub>
          <mo stretchy="false">∑</mo>
          <mrow>
            <mi>j</mi>
          </mrow>
        </msub>
        <msup>
          <mi>e</mi>
          <mrow>
            <msub>
              <mi>z</mi>
              <mrow>
                <mi>j</mi>
              </mrow>
            </msub>
          </mrow>
        </msup>
      </mrow>
    </mrow>
    <annotation encoding="StarMath 5.0">logPro(i) = z_{i} - log sum_{j} e^{z_{j}}</annotation>
  </semantics>
</math>
</file>

<file path=Object 11/content.xml><?xml version="1.0" encoding="utf-8"?>
<math xmlns="http://www.w3.org/1998/Math/MathML">
  <semantics>
    <mrow>
      <mrow>
        <msubsup>
          <mi>z</mi>
          <mrow>
            <mi>j</mi>
            <mi>,</mi>
            <mi>k</mi>
          </mrow>
          <mrow>
            <mi>i</mi>
          </mrow>
        </msubsup>
        <mo stretchy="false">=</mo>
        <mi>g</mi>
      </mrow>
      <mrow>
        <mo stretchy="false">(</mo>
        <mrow>
          <mrow>
            <msub>
              <mi>b</mi>
              <mrow>
                <mi>i</mi>
              </mrow>
            </msub>
            <mo stretchy="false">+</mo>
            <mrow>
              <msub>
                <mo stretchy="false">∑</mo>
                <mrow>
                  <mi>l</mi>
                </mrow>
              </msub>
              <mrow>
                <msub>
                  <mo stretchy="false">∑</mo>
                  <mrow>
                    <mi>m</mi>
                  </mrow>
                </msub>
                <mrow>
                  <msub>
                    <mo stretchy="false">∑</mo>
                    <mrow>
                      <mi>n</mi>
                    </mrow>
                  </msub>
                  <msubsup>
                    <mi>K</mi>
                    <mrow>
                      <mi>l</mi>
                      <mi>,</mi>
                      <mi>n</mi>
                      <mi>,</mi>
                      <mi>m</mi>
                    </mrow>
                    <mrow>
                      <mi>i</mi>
                    </mrow>
                  </msubsup>
                </mrow>
              </mrow>
            </mrow>
          </mrow>
          <msubsup>
            <mi>V</mi>
            <mrow>
              <mrow>
                <mi>j</mi>
                <mo stretchy="false">+</mo>
                <mi>m</mi>
              </mrow>
              <mi>,</mi>
              <mrow>
                <mi>k</mi>
                <mo stretchy="false">+</mo>
                <mi>n</mi>
              </mrow>
            </mrow>
            <mrow>
              <mi>l</mi>
            </mrow>
          </msubsup>
        </mrow>
        <mo stretchy="false">)</mo>
      </mrow>
    </mrow>
    <annotation encoding="StarMath 5.0">z_{j,k}^{i} = g(b_{i}+ sum_{l} sum_{m} sum_{n} K_{l,n,m}^{i} V_{j+m,k+n}^{l} )</annotation>
  </semantics>
</math>
</file>

<file path=Object 12/content.xml><?xml version="1.0" encoding="utf-8"?>
<math xmlns="http://www.w3.org/1998/Math/MathML">
  <semantics>
    <mrow>
      <mrow>
        <msub>
          <mi>lim</mi>
          <mrow>
            <mi>h</mi>
            <mo stretchy="false">→</mo>
            <mo stretchy="false">∞</mo>
          </mrow>
        </msub>
        <mrow>
          <mo stretchy="false">(</mo>
          <mrow>
            <mfrac>
              <mrow>
                <mn>1</mn>
              </mrow>
              <mrow>
                <mi>h</mi>
              </mrow>
            </mfrac>
          </mrow>
          <mo stretchy="false">)</mo>
        </mrow>
      </mrow>
      <mrow>
        <msubsup>
          <mo stretchy="false">∑</mo>
          <mrow>
            <mrow>
              <mi>i</mi>
              <mo stretchy="false">=</mo>
              <mn>0</mn>
            </mrow>
          </mrow>
          <mrow>
            <mi>h</mi>
          </mrow>
        </msubsup>
        <msub>
          <mi>r</mi>
          <mrow>
            <mrow>
              <mi>t</mi>
              <mo stretchy="false">+</mo>
              <mi>i</mi>
            </mrow>
          </mrow>
        </msub>
      </mrow>
    </mrow>
    <annotation encoding="StarMath 5.0">lim_{h rightarrow infinity} ({1} over {h})  sum_{i=0}^{h}r_{t+i}</annotation>
  </semantics>
</math>
</file>

<file path=Object 13/content.xml><?xml version="1.0" encoding="utf-8"?>
<math xmlns="http://www.w3.org/1998/Math/MathML">
  <semantics>
    <mrow>
      <mi>v</mi>
      <mrow>
        <mo stretchy="false">(</mo>
        <mrow>
          <msub>
            <mi>s</mi>
            <mrow>
              <mi>t</mi>
            </mrow>
          </msub>
        </mrow>
        <mo stretchy="false">)</mo>
      </mrow>
      <mo stretchy="false">←</mo>
      <mi>v</mi>
      <mrow>
        <mrow>
          <mo stretchy="false">(</mo>
          <mrow>
            <msub>
              <mi>s</mi>
              <mrow>
                <mi>t</mi>
              </mrow>
            </msub>
          </mrow>
          <mo stretchy="false">)</mo>
        </mrow>
        <mo stretchy="false">+</mo>
        <mo stretchy="false">η</mo>
      </mrow>
      <mrow>
        <mo stretchy="false">[</mo>
        <mrow>
          <mrow>
            <msub>
              <mi>r</mi>
              <mrow>
                <mi>t</mi>
              </mrow>
            </msub>
            <mo stretchy="false">+</mo>
            <mo stretchy="false">γ</mo>
          </mrow>
          <mi>v</mi>
          <mrow>
            <mrow>
              <mo stretchy="false">(</mo>
              <mrow>
                <msub>
                  <mi>s</mi>
                  <mrow>
                    <mrow>
                      <mi>t</mi>
                      <mo stretchy="false">+</mo>
                      <mn>1</mn>
                    </mrow>
                  </mrow>
                </msub>
              </mrow>
              <mo stretchy="false">)</mo>
            </mrow>
            <mo stretchy="false">−</mo>
            <mi>v</mi>
          </mrow>
          <mrow>
            <mo stretchy="false">(</mo>
            <mrow>
              <msub>
                <mi>s</mi>
                <mrow>
                  <mi>t</mi>
                </mrow>
              </msub>
            </mrow>
            <mo stretchy="false">)</mo>
          </mrow>
        </mrow>
        <mo stretchy="false">]</mo>
      </mrow>
    </mrow>
    <annotation encoding="StarMath 5.0">v(s_{t}) leftarrow v(s_{t}) + %ieta [r_{t} + %gamma v(s_{t+1}) - v(s_{t})]</annotation>
  </semantics>
</math>
</file>

<file path=Object 14/content.xml><?xml version="1.0" encoding="utf-8"?>
<math xmlns="http://www.w3.org/1998/Math/MathML">
  <semantics>
    <mrow>
      <mi>Q</mi>
      <mrow>
        <mrow>
          <mo stretchy="false">(</mo>
          <mrow>
            <msub>
              <mi>s</mi>
              <mrow>
                <mi>t</mi>
              </mrow>
            </msub>
            <mi>,</mi>
            <msub>
              <mi>a</mi>
              <mrow>
                <mi>t</mi>
              </mrow>
            </msub>
          </mrow>
          <mo stretchy="false">)</mo>
        </mrow>
        <mo stretchy="false">=</mo>
        <mi>Q</mi>
      </mrow>
      <mrow>
        <mrow>
          <mo stretchy="false">(</mo>
          <mrow>
            <msub>
              <mi>s</mi>
              <mrow>
                <mi>t</mi>
              </mrow>
            </msub>
            <mi>,</mi>
            <msub>
              <mi>a</mi>
              <mrow>
                <mi>t</mi>
              </mrow>
            </msub>
          </mrow>
          <mo stretchy="false">)</mo>
        </mrow>
        <mo stretchy="false">+</mo>
        <mo stretchy="false">η</mo>
      </mrow>
      <mrow>
        <mo stretchy="false">[</mo>
        <mrow>
          <mrow>
            <msub>
              <mi>r</mi>
              <mrow>
                <mi>t</mi>
              </mrow>
            </msub>
            <mo stretchy="false">+</mo>
            <mo stretchy="false">γ</mo>
          </mrow>
          <msub>
            <mi mathvariant="italic">max</mi>
            <mrow>
              <mi>b</mi>
            </mrow>
          </msub>
          <mi>Q</mi>
          <mrow>
            <mrow>
              <mo stretchy="false">(</mo>
              <mrow>
                <msub>
                  <mi>s</mi>
                  <mrow>
                    <mi>t</mi>
                  </mrow>
                </msub>
                <mi>,</mi>
                <mi>b</mi>
              </mrow>
              <mo stretchy="false">)</mo>
            </mrow>
            <mo stretchy="false">−</mo>
            <mi>Q</mi>
          </mrow>
          <mrow>
            <mo stretchy="false">(</mo>
            <mrow>
              <msub>
                <mi>s</mi>
                <mrow>
                  <mi>t</mi>
                </mrow>
              </msub>
              <mi>,</mi>
              <msub>
                <mi>a</mi>
                <mrow>
                  <mi>t</mi>
                </mrow>
              </msub>
            </mrow>
            <mo stretchy="false">)</mo>
          </mrow>
        </mrow>
        <mo stretchy="false">]</mo>
      </mrow>
    </mrow>
    <annotation encoding="StarMath 5.0">Q(s_{t},a_{t}) = Q(s_{t},a_{t}) + %ieta [r_{t} + %gamma max_{b}Q(s_{t},b)- Q(s_{t},a_{t})]
</annotation>
  </semantics>
</math>
</file>

<file path=Object 15/content.xml><?xml version="1.0" encoding="utf-8"?>
<math xmlns="http://www.w3.org/1998/Math/MathML">
  <semantics>
    <mrow>
      <mo stretchy="false">θ</mo>
      <mo stretchy="false">←</mo>
      <mo stretchy="false">θ</mo>
      <mo stretchy="false">η</mo>
      <mrow>
        <mo stretchy="false">(</mo>
        <mrow>
          <mrow>
            <msub>
              <mi>r</mi>
              <mrow>
                <mi mathvariant="italic">total</mi>
              </mrow>
            </msub>
            <mo stretchy="false">−</mo>
            <mi>b</mi>
          </mrow>
        </mrow>
        <mo stretchy="false">)</mo>
      </mrow>
      <msub>
        <mo stretchy="false">∇</mo>
        <mrow>
          <mo stretchy="false">θ</mo>
        </mrow>
      </msub>
      <mi>log</mi>
      <msub>
        <mo stretchy="false">π</mo>
        <mrow>
          <mo stretchy="false">θ</mo>
        </mrow>
      </msub>
      <mrow>
        <mo stretchy="false">(</mo>
        <mrow>
          <mrow>
            <msub>
              <mi>a</mi>
              <mrow>
                <mi>t</mi>
              </mrow>
            </msub>
          </mrow>
          <mo stretchy="false">∣</mo>
          <mrow>
            <msub>
              <mi>s</mi>
              <mrow>
                <mi>t</mi>
              </mrow>
            </msub>
          </mrow>
        </mrow>
        <mo stretchy="false">)</mo>
      </mrow>
    </mrow>
    <annotation encoding="StarMath 5.0">%theta leftarrow %theta %ieta(r_{total} - b) nabla_{%theta} log %pi_{%theta}(a_{t} mline s_{t})</annotation>
  </semantics>
</math>
</file>

<file path=Object 16/content.xml><?xml version="1.0" encoding="utf-8"?>
<math xmlns="http://www.w3.org/1998/Math/MathML">
  <semantics>
    <mrow>
      <msup>
        <mrow>
          <mo stretchy="false">[</mo>
          <mrow>
            <mrow>
              <msub>
                <mi>r</mi>
                <mrow>
                  <mi>t</mi>
                </mrow>
              </msub>
              <mo stretchy="false">+</mo>
              <mo stretchy="false">γ</mo>
            </mrow>
            <msub>
              <mi>Q</mi>
              <mrow>
                <mover accent="true">
                  <mi>w</mi>
                  <mo stretchy="false">̄</mo>
                </mover>
              </mrow>
            </msub>
            <mrow>
              <mrow>
                <mo stretchy="false">(</mo>
                <mrow>
                  <msub>
                    <mi>s</mi>
                    <mrow>
                      <mrow>
                        <mi>t</mi>
                        <mo stretchy="false">+</mo>
                        <mn>1</mn>
                      </mrow>
                    </mrow>
                  </msub>
                  <mi>,</mi>
                  <msub>
                    <mi mathvariant="italic">argmax</mi>
                    <mrow>
                      <mi>b</mi>
                    </mrow>
                  </msub>
                  <msub>
                    <mi>Q</mi>
                    <mrow>
                      <mi>w</mi>
                    </mrow>
                  </msub>
                  <mrow>
                    <mo stretchy="false">(</mo>
                    <mrow>
                      <msub>
                        <mi>s</mi>
                        <mrow>
                          <mrow>
                            <mi>t</mi>
                            <mo stretchy="false">+</mo>
                            <mn>1</mn>
                          </mrow>
                        </mrow>
                      </msub>
                      <mi>,</mi>
                      <msub>
                        <mi>a</mi>
                        <mrow>
                          <mi>t</mi>
                        </mrow>
                      </msub>
                    </mrow>
                    <mo stretchy="false">)</mo>
                  </mrow>
                </mrow>
                <mo stretchy="false">)</mo>
              </mrow>
              <mo stretchy="false">−</mo>
              <mi>Q</mi>
            </mrow>
            <mrow>
              <mo stretchy="false">(</mo>
              <mrow>
                <msub>
                  <mi>s</mi>
                  <mrow>
                    <mi>t</mi>
                  </mrow>
                </msub>
                <mi>,</mi>
                <msub>
                  <mi>a</mi>
                  <mrow>
                    <mi>t</mi>
                  </mrow>
                </msub>
              </mrow>
              <mo stretchy="false">)</mo>
            </mrow>
          </mrow>
          <mo stretchy="false">]</mo>
        </mrow>
        <mrow>
          <mn>2</mn>
        </mrow>
      </msup>
    </mrow>
    <annotation encoding="StarMath 5.0">[r_{t} + %gamma Q_{bar w }(s_{t+1}, argmax_{b}Q_{w}(s_{t+1},a_{t})) - Q(s_{t}, a_{t})]^{2}</annotation>
  </semantics>
</math>
</file>

<file path=Object 17/content.xml><?xml version="1.0" encoding="utf-8"?>
<math xmlns="http://www.w3.org/1998/Math/MathML">
  <semantics>
    <mrow>
      <mo stretchy="false">θ</mo>
      <mo stretchy="false">←</mo>
      <mrow>
        <mo stretchy="false">θ</mo>
        <mo stretchy="false">+</mo>
        <msub>
          <mo stretchy="false">η</mo>
          <mrow>
            <mo stretchy="false">θ</mo>
          </mrow>
        </msub>
      </mrow>
      <mrow>
        <mo stretchy="false">[</mo>
        <mrow>
          <mi>Q</mi>
          <mrow>
            <mrow>
              <mo stretchy="false">(</mo>
              <mrow>
                <msub>
                  <mi>s</mi>
                  <mrow>
                    <mi>t</mi>
                  </mrow>
                </msub>
                <mi>,</mi>
                <msub>
                  <mi>a</mi>
                  <mrow>
                    <mi>t</mi>
                  </mrow>
                </msub>
              </mrow>
              <mo stretchy="false">)</mo>
            </mrow>
            <mo stretchy="false">−</mo>
            <msub>
              <mi>v</mi>
              <mrow>
                <mi>u</mi>
              </mrow>
            </msub>
          </mrow>
          <mrow>
            <mo stretchy="false">(</mo>
            <mrow>
              <msub>
                <mi>s</mi>
                <mrow>
                  <mi>t</mi>
                </mrow>
              </msub>
            </mrow>
            <mo stretchy="false">)</mo>
          </mrow>
        </mrow>
        <mo stretchy="false">]</mo>
      </mrow>
      <msub>
        <mo stretchy="false">∇</mo>
        <mrow>
          <mo stretchy="false">θ</mo>
        </mrow>
      </msub>
      <mi>log</mi>
      <msub>
        <mo stretchy="false">π</mo>
        <mrow>
          <mo stretchy="false">θ</mo>
        </mrow>
      </msub>
      <mrow>
        <mo stretchy="false">(</mo>
        <mrow>
          <mrow>
            <msub>
              <mi>a</mi>
              <mrow>
                <mi>t</mi>
              </mrow>
            </msub>
          </mrow>
          <mo stretchy="false">∣</mo>
          <mrow>
            <msub>
              <mi>s</mi>
              <mrow>
                <mi>t</mi>
              </mrow>
            </msub>
          </mrow>
        </mrow>
        <mo stretchy="false">)</mo>
      </mrow>
    </mrow>
    <annotation encoding="StarMath 5.0">%theta leftarrow %theta + %ieta_{%theta}[Q(s_{t}, a_{t})-v_{u}(s_{t})] nabla_{%theta} log %pi_{%theta}(a_{t} mline s_{t})</annotation>
  </semantics>
</math>
</file>

<file path=Object 18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2</mn>
                </mrow>
              </mfrac>
              <mrow>
                <msub>
                  <mo stretchy="false">∑</mo>
                  <mrow>
                    <mi>i</mi>
                    <mi>,</mi>
                    <mi>j</mi>
                  </mrow>
                </msub>
                <msub>
                  <mi>x</mi>
                  <mrow>
                    <mi>i</mi>
                  </mrow>
                </msub>
              </mrow>
              <msub>
                <mi>w</mi>
                <mrow>
                  <mi>i</mi>
                  <mi>,</mi>
                  <mi>j</mi>
                </mrow>
              </msub>
              <mrow>
                <msub>
                  <mi>x</mi>
                  <mrow>
                    <mi>j</mi>
                  </mrow>
                </msub>
                <mo stretchy="false">+</mo>
                <mrow>
                  <msub>
                    <mo stretchy="false">∑</mo>
                    <mrow>
                      <mi>i</mi>
                    </mrow>
                  </msub>
                  <msub>
                    <mi>x</mi>
                    <mrow>
                      <mi>i</mi>
                    </mrow>
                  </msub>
                </mrow>
              </mrow>
              <msub>
                <mi>b</mi>
                <mrow>
                  <mi>i</mi>
                </mrow>
              </msub>
            </mrow>
            <mo stretchy="false">)</mo>
          </mrow>
        </mrow>
      </mrow>
    </mrow>
    <annotation encoding="StarMath 5.0">E(x) = -({1} over {2} sum_{i,j}x_{i}w_{i,j}x_{j} + sum_{i}x_{i}b_{i})</annotation>
  </semantics>
</math>
</file>

<file path=Object 19/content.xml><?xml version="1.0" encoding="utf-8"?>
<math xmlns="http://www.w3.org/1998/Math/MathML">
  <semantics>
    <mrow>
      <mi>E</mi>
      <mrow>
        <mrow>
          <mo stretchy="false">(</mo>
          <mrow>
            <mi>v</mi>
            <mi>,</mi>
            <mi>h</mi>
          </mrow>
          <mo stretchy="false">)</mo>
        </mrow>
        <mo stretchy="false">=</mo>
        <mrow>
          <mo stretchy="false">−</mo>
          <mrow>
            <mo stretchy="false">(</mo>
            <mrow>
              <mrow>
                <msub>
                  <mo stretchy="false">∑</mo>
                  <mrow>
                    <mi>i</mi>
                    <mi>,</mi>
                    <mi>j</mi>
                  </mrow>
                </msub>
                <msub>
                  <mi>v</mi>
                  <mrow>
                    <mi>i</mi>
                  </mrow>
                </msub>
              </mrow>
              <msub>
                <mi>w</mi>
                <mrow>
                  <mi>i</mi>
                  <mi>,</mi>
                  <mi>j</mi>
                </mrow>
              </msub>
              <mrow>
                <msub>
                  <mi>h</mi>
                  <mrow>
                    <mi>j</mi>
                  </mrow>
                </msub>
                <mo stretchy="false">+</mo>
                <mrow>
                  <msub>
                    <mo stretchy="false">∑</mo>
                    <mrow>
                      <mi>i</mi>
                    </mrow>
                  </msub>
                  <msub>
                    <mi>v</mi>
                    <mrow>
                      <mi>i</mi>
                    </mrow>
                  </msub>
                </mrow>
              </mrow>
              <mrow>
                <msub>
                  <mi>b</mi>
                  <mrow>
                    <mi>i</mi>
                  </mrow>
                </msub>
                <mo stretchy="false">+</mo>
                <mrow>
                  <msub>
                    <mo stretchy="false">∑</mo>
                    <mrow>
                      <mi>j</mi>
                    </mrow>
                  </msub>
                  <msub>
                    <mi>h</mi>
                    <mrow>
                      <mi>j</mi>
                    </mrow>
                  </msub>
                </mrow>
              </mrow>
              <msub>
                <mi>c</mi>
                <mrow>
                  <mi>j</mi>
                </mrow>
              </msub>
            </mrow>
            <mo stretchy="false">)</mo>
          </mrow>
        </mrow>
      </mrow>
    </mrow>
    <annotation encoding="StarMath 5.0">E(v,h) = -(sum_{i,j}v_{i}w_{i,j}h_{j} + sum_{i}v_{i}b_{i} + sum_{j}h_{j}c_{j} )</annotation>
  </semantics>
</math>
</file>

<file path=Object 2/content.xml><?xml version="1.0" encoding="utf-8"?>
<math xmlns="http://www.w3.org/1998/Math/MathML">
  <semantics>
    <mrow>
      <msub>
        <mi>w</mi>
        <mrow>
          <mi>k</mi>
        </mrow>
      </msub>
      <mo stretchy="false">←</mo>
      <mrow>
        <msub>
          <mi>w</mi>
          <mrow>
            <mi>k</mi>
          </mrow>
        </msub>
        <mo stretchy="false">+</mo>
        <mo stretchy="false">η</mo>
      </mrow>
      <msub>
        <mi>x</mi>
        <mrow>
          <mi>k</mi>
        </mrow>
      </msub>
    </mrow>
    <annotation encoding="StarMath 5.0">w_{k} leftarrow w_{k} + %ieta x_{k}</annotation>
  </semantics>
</math>
</file>

<file path=Object 20/content.xml><?xml version="1.0" encoding="utf-8"?>
<math xmlns="http://www.w3.org/1998/Math/MathML">
  <semantics>
    <mrow>
      <msub>
        <mi mathvariant="italic">min</mi>
        <mrow>
          <mo stretchy="false">Ψ</mo>
        </mrow>
      </msub>
      <msub>
        <mi mathvariant="italic">max</mi>
        <mrow>
          <mo stretchy="false">θ</mo>
        </mrow>
      </msub>
      <mrow>
        <mo stretchy="false">(</mo>
        <mrow>
          <msub>
            <mi>E</mi>
            <mrow>
              <mrow>
                <mi>x</mi>
                <mo stretchy="false">∼</mo>
                <msub>
                  <mi>P</mi>
                  <mrow>
                    <mi mathvariant="italic">data</mi>
                  </mrow>
                </msub>
              </mrow>
            </mrow>
          </msub>
          <mrow>
            <mrow>
              <mo stretchy="false">[</mo>
              <mrow>
                <mi>log</mi>
                <msub>
                  <mi>D</mi>
                  <mrow>
                    <mo stretchy="false">Ψ</mo>
                  </mrow>
                </msub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o stretchy="false">+</mo>
            <msub>
              <mi>E</mi>
              <mrow>
                <mrow>
                  <mi>z</mi>
                  <mo stretchy="false">∼</mo>
                  <msub>
                    <mi>P</mi>
                    <mrow>
                      <mi mathvariant="italic">data</mi>
                    </mrow>
                  </msub>
                </mrow>
              </mrow>
            </msub>
          </mrow>
          <mrow>
            <mo stretchy="false">[</mo>
            <mrow>
              <mi>log</mi>
              <mrow>
                <mo stretchy="false">(</mo>
                <mrow>
                  <msub>
                    <mi>D</mi>
                    <mrow>
                      <mo stretchy="false">Ψ</mo>
                    </mrow>
                  </msub>
                  <mrow>
                    <mo stretchy="false">(</mo>
                    <mrow>
                      <msub>
                        <mi>G</mi>
                        <mrow>
                          <mo stretchy="false">θ</mo>
                        </mrow>
                      </msub>
                      <mrow>
                        <mo stretchy="false">(</mo>
                        <mrow>
                          <mi>z</mi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  <mo stretchy="false">]</mo>
          </mrow>
        </mrow>
        <mo stretchy="false">)</mo>
      </mrow>
    </mrow>
    <annotation encoding="StarMath 5.0">min_{%iPSI} max_{%theta}(E_{x sim P_{data}}[log D_{%iPSI}(x)] + E_{z sim P_{data}}[log(D_{%iPSI}(G_{%theta}(z)))])</annotation>
  </semantics>
</math>
</file>

<file path=Object 21/content.xml><?xml version="1.0" encoding="utf-8"?>
<math xmlns="http://www.w3.org/1998/Math/MathML">
  <semantics>
    <mrow>
      <mrow>
        <msubsup>
          <mo stretchy="false">∐</mo>
          <mrow>
            <mi>n</mi>
          </mrow>
          <mrow>
            <mi>q</mi>
          </mrow>
        </msubsup>
        <mi>i</mi>
      </mrow>
      <msup>
        <mi>v</mi>
        <mrow>
          <mi>'</mi>
          <mi>T</mi>
        </mrow>
      </msup>
    </mrow>
    <annotation encoding="StarMath 5.0">coprod_{n}^{q} i v^{'T}</annotation>
  </semantics>
</math>
</file>

<file path=Object 3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row>
            <mn>1</mn>
          </mrow>
          <mrow>
            <mrow>
              <mn>1</mn>
              <mo stretchy="false">+</mo>
              <msup>
                <mi>e</mi>
                <mrow>
                  <mrow>
                    <mo stretchy="false">−</mo>
                    <mi>x</mi>
                  </mrow>
                </mrow>
              </msup>
            </mrow>
          </mrow>
        </mfrac>
      </mrow>
    </mrow>
    <annotation encoding="StarMath 5.0">g(s) = {1} over {1 + e^{-x}} </annotation>
  </semantics>
</math>
</file>

<file path=Object 4/content.xml><?xml version="1.0" encoding="utf-8"?>
<math xmlns="http://www.w3.org/1998/Math/MathML">
  <semantics>
    <mrow>
      <mi>w</mi>
      <mo stretchy="false">←</mo>
      <mrow>
        <mi>w</mi>
        <mo stretchy="false">+</mo>
        <mo stretchy="false">η</mo>
      </mrow>
      <mfrac>
        <mrow>
          <mo stretchy="false">∂</mo>
          <mi>E</mi>
        </mrow>
        <mrow>
          <mo stretchy="false">∂</mo>
          <mi>w</mi>
        </mrow>
      </mfrac>
    </mrow>
    <annotation encoding="StarMath 5.0">w leftarrow w + %ieta {partial E} over {partial w} </annotation>
  </semantics>
</math>
</file>

<file path=Object 5/content.xml><?xml version="1.0" encoding="utf-8"?>
<math xmlns="http://www.w3.org/1998/Math/MathML">
  <semantics>
    <mrow>
      <mrow>
        <mi>E</mi>
        <mo stretchy="false">=</mo>
        <mrow>
          <mo stretchy="false">−</mo>
          <mi mathvariant="italic">tlog</mi>
        </mrow>
      </mrow>
      <mrow>
        <mrow>
          <mo stretchy="false">(</mo>
          <mrow>
            <mi>z</mi>
          </mrow>
          <mo stretchy="false">)</mo>
        </mrow>
        <mo stretchy="false">−</mo>
        <mrow>
          <mo stretchy="false">(</mo>
          <mrow>
            <mrow>
              <mn>1</mn>
              <mo stretchy="false">−</mo>
              <mi>t</mi>
            </mrow>
          </mrow>
          <mo stretchy="false">)</mo>
        </mrow>
      </mrow>
      <mi>log</mi>
      <mrow>
        <mo stretchy="false">(</mo>
        <mrow>
          <mrow>
            <mn>1</mn>
            <mo stretchy="false">−</mo>
            <mi>z</mi>
          </mrow>
        </mrow>
        <mo stretchy="false">)</mo>
      </mrow>
    </mrow>
    <annotation encoding="StarMath 5.0">E = -tlog(z) - (1-t)log(1-z)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i>e</mi>
              <mrow>
                <mfrac>
                  <mrow>
                    <mrow>
                      <mo stretchy="false">−</mo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i>u</mi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</mrow>
                  </mrow>
                  <mrow>
                    <mn>2</mn>
                    <msup>
                      <mo stretchy="false">σ</mo>
                      <mrow>
                        <mn>2</mn>
                      </mrow>
                    </msup>
                  </mrow>
                </mfrac>
              </mrow>
            </msup>
          </mrow>
          <mrow>
            <msqrt>
              <mrow>
                <mn>2</mn>
                <mo stretchy="false">π</mo>
              </mrow>
            </msqrt>
            <mo stretchy="false">σ</mo>
          </mrow>
        </mfrac>
      </mrow>
    </mrow>
    <annotation encoding="StarMath 5.0">P(x) = {e^{{-(x-u)^{2}} over {2 %sigma^{2}} }} over {sqrt{2%ipi}%sigma} 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row>
              <mi>a</mi>
            </mrow>
            <mo stretchy="false">∣</mo>
            <mrow>
              <mi>b</mi>
            </mrow>
          </mrow>
          <mo stretchy="false">)</mo>
        </mrow>
        <mo stretchy="false">=</mo>
        <mfrac>
          <mrow>
            <mi>P</mi>
            <mrow>
              <mrow>
                <mo stretchy="false">(</mo>
                <mrow>
                  <mi>a</mi>
                </mrow>
                <mo stretchy="false">)</mo>
              </mrow>
              <mo stretchy="false">∗</mo>
              <mi>P</mi>
            </mrow>
            <mrow>
              <mo stretchy="false">(</mo>
              <mrow>
                <mrow>
                  <mi>b</mi>
                </mrow>
                <mo stretchy="false">∣</mo>
                <mrow>
                  <mi>a</mi>
                </mrow>
              </mrow>
              <mo stretchy="false">)</mo>
            </mrow>
          </mrow>
          <mrow>
            <mi>P</mi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p(a mline b) = {P(a)* P(b mline a)} over {P(b)} </annotation>
  </semantics>
</math>
</file>

<file path=Object 8/content.xml><?xml version="1.0" encoding="utf-8"?>
<math xmlns="http://www.w3.org/1998/Math/MathML">
  <semantics>
    <mrow>
      <mo stretchy="false">δ</mo>
      <mi>w</mi>
      <mo stretchy="false">←</mo>
      <mo stretchy="false">α</mo>
      <mo stretchy="false">δ</mo>
      <mrow>
        <mi>w</mi>
        <mo stretchy="false">+</mo>
        <mrow>
          <mo stretchy="false">(</mo>
          <mrow>
            <mrow>
              <mn>1</mn>
              <mo stretchy="false">−</mo>
              <mo stretchy="false">α</mo>
            </mrow>
          </mrow>
          <mo stretchy="false">)</mo>
        </mrow>
      </mrow>
      <mfrac>
        <mrow>
          <mo stretchy="false">∂</mo>
          <mi>E</mi>
        </mrow>
        <mrow>
          <mo stretchy="false">∂</mo>
          <mi>w</mi>
        </mrow>
      </mfrac>
    </mrow>
    <annotation encoding="StarMath 5.0">%delta w leftarrow %alpha%delta w + (1-%alpha){partial E} over {partial w} </annotation>
  </semantics>
</math>
</file>

<file path=Object 9/content.xml><?xml version="1.0" encoding="utf-8"?>
<math xmlns="http://www.w3.org/1998/Math/MathML">
  <semantics>
    <mrow>
      <mrow>
        <mi>E</mi>
        <mo stretchy="false">=</mo>
        <mfrac>
          <mrow>
            <mn>1</mn>
          </mrow>
          <mrow>
            <mn>2</mn>
          </mrow>
        </mfrac>
      </mrow>
      <mrow>
        <mrow>
          <msub>
            <mo stretchy="false">∑</mo>
            <mrow>
              <mi>i</mi>
            </mrow>
          </msub>
          <msup>
            <mrow>
              <mo stretchy="false">(</mo>
              <mrow>
                <mrow>
                  <msub>
                    <mi>z</mi>
                    <mrow>
                      <mi>i</mi>
                    </mrow>
                  </msub>
                  <mo stretchy="false">−</mo>
                  <msub>
                    <mi>t</mi>
                    <mrow>
                      <mi>i</mi>
                    </mrow>
                  </msub>
                </mrow>
              </mrow>
              <mo stretchy="false">)</mo>
            </mrow>
            <mrow>
              <mn>2</mn>
            </mrow>
          </msup>
        </mrow>
        <mo stretchy="false">+</mo>
        <mrow>
          <msub>
            <mo stretchy="false">∑</mo>
            <mrow>
              <mi>j</mi>
            </mrow>
          </msub>
          <msubsup>
            <mi>w</mi>
            <mrow>
              <mi>j</mi>
            </mrow>
            <mrow>
              <mn>2</mn>
            </mrow>
          </msubsup>
        </mrow>
      </mrow>
    </mrow>
    <annotation encoding="StarMath 5.0"> E = {1} over {2} sum_{i} (z_{i} - t_{i})^{2} + sum_{j} w_{j}^{2} </annotation>
  </semantics>
</math>
</file>